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color="#222222"/>
    </style:style>
    <style:style style:name="P8" style:parent-style-name="Standard" style:family="paragraph">
      <style:text-properties fo:color="#222222"/>
    </style:style>
    <style:style style:name="T9" style:parent-style-name="DefaultParagraphFont" style:family="text">
      <style:text-properties fo:color="#222222"/>
    </style:style>
    <style:style style:name="T10" style:parent-style-name="DefaultParagraphFont" style:family="text">
      <style:text-properties fo:color="#222222"/>
    </style:style>
    <style:style style:name="T11" style:parent-style-name="DefaultParagraphFont" style:family="text">
      <style:text-properties fo:font-weight="bold" style:font-weight-asian="bold" style:font-weight-complex="bold" fo:color="#222222"/>
    </style:style>
    <style:style style:name="T12" style:parent-style-name="DefaultParagraphFont" style:family="text">
      <style:text-properties fo:color="#222222"/>
    </style:style>
    <style:style style:name="T13" style:parent-style-name="DefaultParagraphFont" style:family="text">
      <style:text-properties fo:color="#222222"/>
    </style:style>
    <style:style style:name="T14" style:parent-style-name="DefaultParagraphFont" style:family="text">
      <style:text-properties fo:color="#222222"/>
    </style:style>
    <style:style style:name="T15" style:parent-style-name="DefaultParagraphFont" style:family="text">
      <style:text-properties fo:color="#222222"/>
    </style:style>
    <style:style style:name="T16" style:parent-style-name="DefaultParagraphFont" style:family="text">
      <style:text-properties fo:color="#222222"/>
    </style:style>
    <style:style style:name="T17" style:parent-style-name="DefaultParagraphFont" style:family="text">
      <style:text-properties fo:color="#222222"/>
    </style:style>
  </office:automatic-styles>
  <office:body>
    <office:text text:use-soft-page-breaks="true">
      <text:p text:style-name="P1">Instructions on how to compile the system:</text:p>
      <text:p text:style-name="Standard"/>
      <text:p text:style-name="Standard">cc -o<text:s/>CasinoGameSimulator CasinoGameSimulator.c</text:p>
      <text:p text:style-name="Standard">Then run it</text:p>
      <text:p text:style-name="Standard"/>
      <text:p text:style-name="Standard">./CasinoGameSimulator</text:p>
      <text:p text:style-name="Standard"/>
      <text:p text:style-name="Standard">This should output a table with all the data needed for evaluation like:</text:p>
      <text:p text:style-name="Standard"/>
      <text:p text:style-name="Standard"><text:s text:c="4"/>-Winning percentage of<text:s/>every game</text:p>
      <text:p text:style-name="Standard"><text:s text:c="4"/>-Amount won in 1 000 000 games on average</text:p>
      <text:p text:style-name="Standard"/>
      <text:p text:style-name="Standard">Created Game (Couple)</text:p>
      <text:p text:style-name="Standard">Rule:</text:p>
      <text:p text:style-name="Standard"><text:s text:c="8"/>Same as the other games, player need to pay a dollar per game.</text:p>
      <text:p text:style-name="Standard"/>
      <text:p text:style-name="Standard"><text:s text:c="8"/>The player draws ten cards.</text:p>
      <text:p text:style-name="Standard"><text:s text:c="8"/>If the player has K and Q on hand, then the player wins $5. Otherwise player losses.</text:p>
      <text:p text:style-name="Standard"><text:s text:c="8"/></text:p>
      <text:p text:style-name="Standard">It has 30.78% chance of winning using a single deck of card, which gives the player enough chance to win but in the long run will favor the casino.</text:p>
      <text:p text:style-name="Standard"/>
      <text:p text:style-name="Standard">Conclusions:</text:p>
      <text:p text:style-name="Standard"/>
      <text:p text:style-name="Standard">Boss:</text:p>
      <text:p text:style-name="Standard">There is a consistent win rate when using<text:s/>either one deck of card or multiple deck of cards. The <text:s text:c="5"/>player always losses money in the long run.</text:p>
      <text:p text:style-name="Standard"/>
      <text:p text:style-name="Standard">Twins:</text:p>
      <text:p text:style-name="Standard">The player is guaranteed to lose. When using only one deck will guarantee that there would be no duplicate card. This is a good case for validation if whether it is intended to be build like this or it is a mistake.</text:p>
      <text:p text:style-name="Standard"><text:s text:c="4"/></text:p>
      <text:p text:style-name="Standard">Biggie:</text:p>
      <text:p text:style-name="Standard">Biggie has a 50% chance a player can win and the player can net a profit in a long run if the game only uses one deck of card. When the dealer uses multiple decks, then the player losses profit in the long run.</text:p>
      <text:p text:style-name="Standard"/>
      <text:p text:style-name="Standard">Sweethearts:</text:p>
      <text:p text:style-name="Standard">This game has the highest chance of winning, with a 58% chance of winning. But as the winnings correspond to the number of hearts the player has, the player needs to have at least two hearts to break even as the game only has 58% chance of winning.</text:p>
      <text:p text:style-name="Standard"/>
      <text:p text:style-name="Standard">Runny:</text:p>
      <text:p text:style-name="Standard">Player has 20.67% chance of winning which sounds a bit low, but playing it in a long run would benefit the player to gain profit.</text:p>
      <text:p text:style-name="Standard"/>
      <text:p text:style-name="Standard">Couple:</text:p>
      <text:soft-page-break/>
      <text:p text:style-name="Standard">Player has 30.78% chance of winning and this game has the highest profit player can make.</text:p>
      <text:p text:style-name="Standard"/>
      <text:p text:style-name="Standard">Mathematical analysis of the probability of winning each game:</text:p>
      <text:p text:style-name="Standard"><text:s text:c="4"/></text:p>
      <text:p text:style-name="P2">Boss:</text:p>
      <text:p text:style-name="Standard"/>
      <text:p text:style-name="Standard">There would be 4/52 chance of winning as there are only 4 aces in a 52 deck of cards.</text:p>
      <text:p text:style-name="Standard"/>
      <text:p text:style-name="Standard">The probability won’t change even if the dealer is using multiple deck of cards because there is always 4 aces in each deck therefore we can simplify it to 4/52.</text:p>
      <text:p text:style-name="Standard"/>
      <text:p text:style-name="P3">Twins:</text:p>
      <text:p text:style-name="Standard"/>
      <text:p text:style-name="Standard">Using a single card results to a guarantee lose as there is no duplicate card in a 52 deck of cards.</text:p>
      <text:p text:style-name="Standard"/>
      <text:p text:style-name="Standard">When using multiple decks we have a 1/52<text:s/>chance that we can get the same card we already drawn.</text:p>
      <text:p text:style-name="Standard"/>
      <text:p text:style-name="P4">Biggie:</text:p>
      <text:p text:style-name="P5"/>
      <text:p text:style-name="Standard">So there are three cases when drawing the second card.</text:p>
      <text:p text:style-name="Standard">Cases:</text:p>
      <text:p text:style-name="Standard"><text:tab/>Get a card lower than the first card</text:p>
      <text:p text:style-name="Standard"><text:tab/>Get a card higher than the first card</text:p>
      <text:p text:style-name="Standard"><text:tab/>Get a card with the same value</text:p>
      <text:p text:style-name="Standard">We know that the<text:s/>chance on getting a card with the same value is 3/51 – as there are only 3 different suit after getting the first card.</text:p>
      <text:p text:style-name="Standard"/>
      <text:p text:style-name="Standard">If we subtract that to 1, we get the probability to get a different card.</text:p>
      <text:p text:style-name="Standard"><text:tab/>1- (3/51) = 48/51</text:p>
      <text:p text:style-name="Standard">We know that there is an equal probability<text:s/>of getting a lower card or a higher card which then give us the probability = 24/51</text:p>
      <text:p text:style-name="Standard"/>
      <text:p text:style-name="P6">Sweethearts</text:p>
      <text:p text:style-name="Standard"/>
      <text:p text:style-name="Standard">We can get the compliment and subtract it to 1.</text:p>
      <text:p text:style-name="Standard"/>
      <text:p text:style-name="Standard">The probability that no heart is (39/52)*(38/51)*(37/50) =<text:s/><text:span text:style-name="T7">0.41352941176.</text:span></text:p>
      <text:p text:style-name="P8"/>
      <text:p text:style-name="Standard"><text:span text:style-name="T9">1 - 0.41352941176. = 0.5864705882</text:span><text:span text:style-name="T10">3</text:span></text:p>
      <text:p text:style-name="Standard"/>
      <text:p text:style-name="Standard"><text:span text:style-name="T11">Runny</text:span></text:p>
      <text:p text:style-name="Standard"/>
      <text:p text:style-name="Standard"><text:span text:style-name="T12">The probability we can get at least 3 consecutive ranks:</text:span></text:p>
      <text:p text:style-name="Standard"><text:span text:style-name="T13"><text:tab/>(12 choose 1)(4 choose 1)^3(49 choose 2) / (52 choose 5)<text:s/></text:span><text:span text:style-name="T14"><text:tab/></text:span></text:p>
      <text:p text:style-name="Standard"><text:span text:style-name="T15">There are 12 different ways to get three consecutive numbers in a 5 hand card. There is 4 suites, we choose one for three cards.<text:s/></text:span><text:span text:style-name="T16">Then choose 2 more cards in the remaining cards.</text:span></text:p>
      <text:p text:style-name="Standard"><text:span text:style-name="T1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Name: Arjun Cosare<text:tab/><text:tab/>Assignment #: 1</text:p>
        <text:p text:style-name="Header">Student Number: 3002131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jun Cosare</dc:creator>
    <meta:creation-date>2017-09-27T10:44:00Z</meta:creation-date>
    <dc:date>2017-12-02T15:16:00Z</dc:date>
    <meta:template xlink:href="Normal" xlink:type="simple"/>
    <meta:editing-cycles>11</meta:editing-cycles>
    <meta:editing-duration>PT3900S</meta:editing-duration>
    <meta:document-statistic meta:page-count="2" meta:paragraph-count="6" meta:word-count="498" meta:character-count="3331" meta:row-count="23" meta:non-whitespace-character-count="2839"/>
  </office:meta>
</office:document-meta>
</file>